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1.268cm"/>
      <style:paragraph-properties style:writing-mode="lr-tb"/>
    </style:style>
    <style:style style:name="gr2" style:family="graphic" style:parent-style-name="objectwithoutfill">
      <style:graphic-properties svg:stroke-width="0.04cm" draw:marker-start-width="0.26cm" draw:marker-end="" draw:marker-end-width="0.3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1.682cm" fo:min-width="2.432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0.7cm" fo:min-width="5.45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1.682cm" fo:min-width="6.032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1.682cm" fo:min-width="1.431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2.5cm" svg:x="4cm" svg:y="1.8cm">
          <text:p text:style-name="P1">Horizontal</text:p>
          <text:p text:style-name="P1">Pod</text:p>
          <text:p text:style-name="P1">Autoscal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1cm" svg:y1="6cm" svg:x2="16cm" svg:y2="4cm">
          <text:p/>
        </draw:line>
        <draw:line draw:style-name="gr2" draw:text-style-name="P2" draw:layer="layout" svg:x1="17cm" svg:y1="6cm" svg:x2="17cm" svg:y2="4cm">
          <text:p/>
        </draw:line>
        <draw:line draw:style-name="gr2" draw:text-style-name="P2" draw:layer="layout" svg:x1="23.4cm" svg:y1="6cm" svg:x2="18.1cm" svg:y2="4cm">
          <text:p/>
        </draw:line>
        <draw:line draw:style-name="gr2" draw:text-style-name="P2" draw:layer="layout" svg:x1="15.5cm" svg:y1="3cm" svg:x2="6.5cm" svg:y2="3cm">
          <text:p/>
        </draw:line>
        <draw:custom-shape draw:style-name="gr3" draw:text-style-name="P4" draw:layer="layout" svg:width="3cm" svg:height="2cm" svg:x="15.5cm" svg:y="2cm">
          <text:p text:style-name="P3"><text:span text:style-name="T1">K</text:span><text:span text:style-name="T1">u</text:span><text:span text:style-name="T1">b</text:span><text:span text:style-name="T1">e</text:span><text:span text:style-name="T1">r</text:span><text:span text:style-name="T1">n</text:span><text:span text:style-name="T1">e</text:span><text:span text:style-name="T1">t</text:span><text:span text:style-name="T1">e</text:span><text:span text:style-name="T1">s</text:span></text:p>
          <text:p text:style-name="P3"><text:span text:style-name="T1">A</text:span><text:span text:style-name="T1">P</text:span><text:span text:style-name="T1">I</text:span></text:p>
          <text:p text:style-name="P3"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cm" svg:height="1cm" svg:x="14.2cm" svg:y="6cm">
          <text:p text:style-name="P3"><text:span text:style-name="T2">APIService</text:span><text:span text:style-name="T2"><text:line-break/></text:span><text:span text:style-name="T2">/apis/custom.metrics.k8s.io/v1beta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cm" svg:height="1cm" svg:x="20.4cm" svg:y="6cm">
          <text:p text:style-name="P3"><text:span text:style-name="T3">APIService</text:span></text:p>
          <text:p text:style-name="P3"><text:span text:style-name="T3">/apis/</text:span><text:span text:style-name="T3">external.metrics.k8s.i</text:span><text:span text:style-name="T3">o/v1beta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cm" svg:height="1cm" svg:x="8cm" svg:y="6cm">
          <text:p text:style-name="P3"><text:span text:style-name="T2">APIService</text:span></text:p>
          <text:p text:style-name="P3"><text:span text:style-name="T2">/apis/metrics.k8s.io/v1beta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2cm" svg:x="15.5cm" svg:y="9cm">
          <text:p text:style-name="P3"><text:span text:style-name="T1">Pr</text:span><text:span text:style-name="T1">o</text:span><text:span text:style-name="T1">m</text:span><text:span text:style-name="T1">et</text:span><text:span text:style-name="T1">h</text:span><text:span text:style-name="T1">e</text:span><text:span text:style-name="T1">us</text:span></text:p>
          <text:p text:style-name="P3"><text:span text:style-name="T1">A</text:span><text:span text:style-name="T1">d</text:span><text:span text:style-name="T1">a</text:span><text:span text:style-name="T1">pt</text:span><text:span text:style-name="T1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2cm" svg:x="9.5cm" svg:y="9cm">
          <text:p text:style-name="P3"><text:span text:style-name="T1">M</text:span><text:span text:style-name="T1">e</text:span><text:span text:style-name="T1">t</text:span><text:span text:style-name="T1">r</text:span><text:span text:style-name="T1">i</text:span><text:span text:style-name="T1">c</text:span><text:span text:style-name="T1">s</text:span></text:p>
          <text:p text:style-name="P3"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2cm" svg:x="22cm" svg:y="9cm">
          <text:p text:style-name="P3"><text:span text:style-name="T1">KE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7cm" svg:y1="9cm" svg:x2="17cm" svg:y2="7cm">
          <text:p/>
        </draw:line>
        <draw:line draw:style-name="gr2" draw:text-style-name="P2" draw:layer="layout" svg:x1="11cm" svg:y1="9cm" svg:x2="11cm" svg:y2="7cm">
          <text:p/>
        </draw:line>
        <draw:line draw:style-name="gr2" draw:text-style-name="P2" draw:layer="layout" svg:x1="23.4cm" svg:y1="9cm" svg:x2="23.4cm" svg:y2="7cm">
          <text:p/>
        </draw:line>
        <draw:line draw:style-name="gr2" draw:text-style-name="P2" draw:layer="layout" svg:x1="16cm" svg:y1="9cm" svg:x2="13cm" svg:y2="7cm">
          <text:p/>
        </draw:line>
        <draw:line draw:style-name="gr2" draw:text-style-name="P2" draw:layer="layout" svg:x1="18cm" svg:y1="9cm" svg:x2="21.2cm" svg:y2="7cm">
          <text:p/>
        </draw:line>
        <draw:custom-shape draw:style-name="gr3" draw:text-style-name="P4" draw:layer="layout" svg:width="3cm" svg:height="2cm" svg:x="9.5cm" svg:y="12cm">
          <text:p text:style-name="P3"><text:span text:style-name="T1">c</text:span><text:span text:style-name="T1">A</text:span><text:span text:style-name="T1">d</text:span><text:span text:style-name="T1">v</text:span><text:span text:style-name="T1">i</text:span><text:span text:style-name="T1">s</text:span><text:span text:style-name="T1">o</text:span><text:span text:style-name="T1">r</text:span></text:p>
          <text:p text:style-name="P3"><text:span text:style-name="T1">K</text:span><text:span text:style-name="T1">u</text:span><text:span text:style-name="T1">b</text:span><text:span text:style-name="T1">e</text:span><text:span text:style-name="T1">l</text:span><text:span text:style-name="T1">e</text:span><text:span text:style-name="T1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2cm" svg:x="15.5cm" svg:y="12cm">
          <text:p text:style-name="P3"><text:span text:style-name="T1">Pr</text:span><text:span text:style-name="T1">o</text:span><text:span text:style-name="T1">m</text:span><text:span text:style-name="T1">et</text:span><text:span text:style-name="T1">h</text:span><text:span text:style-name="T1">e</text:span><text:span text:style-name="T1">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2cm" svg:x="22cm" svg:y="12cm">
          <text:p text:style-name="P3"><text:span text:style-name="T4">R</text:span><text:span text:style-name="T4">a</text:span><text:span text:style-name="T4">b</text:span><text:span text:style-name="T4">b</text:span><text:span text:style-name="T4">i</text:span><text:span text:style-name="T4">t</text:span><text:span text:style-name="T4">M</text:span><text:span text:style-name="T4">Q</text:span><text:span text:style-name="T4">,</text:span></text:p>
          <text:p text:style-name="P3"><text:span text:style-name="T4">P</text:span><text:span text:style-name="T4">r</text:span><text:span text:style-name="T4">o</text:span><text:span text:style-name="T4">m</text:span><text:span text:style-name="T4">e</text:span><text:span text:style-name="T4">t</text:span><text:span text:style-name="T4">h</text:span><text:span text:style-name="T4">e</text:span><text:span text:style-name="T4">u</text:span><text:span text:style-name="T4">s</text:span><text:span text:style-name="T4">,</text:span></text:p>
          <text:p text:style-name="P3"><text:span text:style-name="T4">A</text:span><text:span text:style-name="T4">c</text:span><text:span text:style-name="T4">t</text:span><text:span text:style-name="T4">i</text:span><text:span text:style-name="T4">v</text:span><text:span text:style-name="T4">e</text:span><text:span text:style-name="T4">M</text:span><text:span text:style-name="T4">Q</text:span><text:span text:style-name="T4">,</text:span></text:p>
          <text:p text:style-name="P3"><text:span text:style-name="T4">A</text:span><text:span text:style-name="T4">W</text:span><text:span text:style-name="T4">S</text:span><text:span text:style-name="T4">,</text:span></text:p>
          <text:p text:style-name="P3"><text:span text:style-name="T4">e</text:span><text:span text:style-name="T4">t</text:span><text:span text:style-name="T4">c</text:span><text:span text:style-name="T4">.</text:span><text:span text:style-name="T4">,</text:span><text:span text:style-name="T4"> </text:span><text:span text:style-name="T4">e</text:span><text:span text:style-name="T4">t</text:span><text:span text:style-name="T4">c</text:span><text:span text:style-name="T4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1cm" svg:y1="12cm" svg:x2="11cm" svg:y2="11cm">
          <text:p/>
        </draw:line>
        <draw:line draw:style-name="gr2" draw:text-style-name="P2" draw:layer="layout" svg:x1="17cm" svg:y1="12cm" svg:x2="17cm" svg:y2="11cm">
          <text:p/>
        </draw:line>
        <draw:line draw:style-name="gr2" draw:text-style-name="P2" draw:layer="layout" svg:x1="23.4cm" svg:y1="12cm" svg:x2="23.4cm" svg:y2="11cm">
          <text:p/>
        </draw:line>
        <draw:custom-shape draw:style-name="gr3" draw:text-style-name="P4" draw:layer="layout" svg:width="3cm" svg:height="2cm" svg:x="3.801cm" svg:y="6.001cm">
          <text:p text:style-name="P3"><text:span text:style-name="T1">Deploy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5.3cm" svg:y1="6cm" svg:x2="5.3cm" svg:y2="4.3cm">
          <text:p/>
        </draw:line>
        <draw:custom-shape draw:style-name="gr5" draw:text-style-name="P4" draw:layer="layout" svg:width="6.6cm" svg:height="2cm" svg:x="2cm" svg:y="9.002cm">
          <text:p text:style-name="P3"><text:span text:style-name="T1">Replica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5.3cm" svg:y1="9cm" svg:x2="5.3cm" svg:y2="7.99cm">
          <text:p/>
        </draw:line>
        <draw:custom-shape draw:style-name="gr6" draw:text-style-name="P4" draw:layer="layout" svg:width="1.999cm" svg:height="2cm" svg:x="2.001cm" svg:y="12.001cm">
          <text:p text:style-name="P3"><text:span text:style-name="T1">P</text:span><text:span text:style-name="T1">o</text:span><text:span text:style-name="T1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999cm" svg:height="2cm" svg:x="4.301cm" svg:y="12.002cm">
          <text:p text:style-name="P3"><text:span text:style-name="T1">P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999cm" svg:height="2cm" svg:x="6.601cm" svg:y="12.002cm">
          <text:p text:style-name="P3"><text:span text:style-name="T1">P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5.3cm" svg:y1="12cm" svg:x2="5.3cm" svg:y2="11cm">
          <text:p/>
        </draw:line>
        <draw:line draw:style-name="gr2" draw:text-style-name="P2" draw:layer="layout" svg:x1="3cm" svg:y1="12cm" svg:x2="3cm" svg:y2="11cm">
          <text:p/>
        </draw:line>
        <draw:line draw:style-name="gr2" draw:text-style-name="P2" draw:layer="layout" svg:x1="7.6cm" svg:y1="11.99cm" svg:x2="7.6cm" svg:y2="10.9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4cm" svg:stroke-color="#000000" draw:marker-start-width="0.27cm" draw:marker-start-center="false" draw:marker-end-width="0.27cm" draw:marker-end-center="false" svg:stroke-linecap="round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="Arrow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ser Adams</meta:initial-creator>
    <meta:creation-date>2017-12-29T12:41:13.637165474</meta:creation-date>
    <meta:generator>LibreOffice/6.4.7.2$Linux_X86_64 LibreOffice_project/40$Build-2</meta:generator>
    <dc:date>2024-06-11T09:53:11.525823121</dc:date>
    <meta:editing-duration>PT2H56M24S</meta:editing-duration>
    <meta:editing-cycles>35</meta:editing-cycles>
    <meta:document-statistic meta:object-count="33"/>
  </office:meta>
</office:document-meta>
</file>